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allMetaDataProvider.getCallParameter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InOrOutColumn( int columnType , boolean fun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CallMetaDataProvider.isReturnResultSe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RefCurs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SupportsSchemasInProcedure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createDefaultInParameter( String parameterName , CallParameter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processProcedureColumns( DatabaseMetaData databaseMetaData , @ Nullable String catalogName , @ Nullable String schemaName , @ Nullable String procedureNam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GenericCallMetaDataProvider.createDefaultOutParameter( String parameterName , CallParameter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nitializeWithMetaData( DatabaseMetaData databaseMeta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enericCallMetaDataProvider.getRefCursor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ProcedureColumnMetaDat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byPassReturnParameter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createDefaultInOutParameter( String parameterName , CallParameter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setSupportsSchemasInProcedureCalls( boolean supportsSchemasInProcedureCa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procedureNameToUse( @ Nullable String procedur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CallMetaDataProvider.metaDataSchemaNameToUse( @ Nullable String schem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allMetaDataProvider.catalogNameToUse( @ Nullable String catalo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CallMetaDataProvider.Generic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StoresUpperCas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isStoresLowerCas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schemaNameToUse( @ Nullable String schema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CallMetaDataProvid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setStoresUpperCaseIdentifiers( boolean storesUpperCase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parameterNameToUse( @ Nullable String paramet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CallMetaDataProvider.metaDataCatalogNameToUse( @ Nullable String catalo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allMetaDataProvider.initializeWithProcedureColumnMetaData( DatabaseMetaData databaseMetaData , @ Nullable String catalogName , @ Nullable String schemaName , @ Nullable String procedu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allMetaDataProvider.isSupportsCatalogsInProcedure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setStoresLowerCaseIdentifiers( boolean storesLowerCase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MetaDataProvider.setSupportsCatalogsInProcedureCalls( boolean supportsCatalogsInProcedureCa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